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R min</text:p>
          </table:table-cell>
          <table:table-cell office:value-type="string">
            <text:p>Rmax</text:p>
          </table:table-cell>
          <table:table-cell office:value-type="string">
            <text:p>C</text:p>
          </table:table-cell>
          <table:table-cell/>
          <table:table-cell office:value-type="string">
            <text:p>f min</text:p>
          </table:table-cell>
          <table:table-cell office:value-type="string">
            <text:p>f max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">
            <text:p>50000</text:p>
          </table:table-cell>
          <table:table-cell office:value-type="float" office:value="0.0000001">
            <text:p>0.0000001</text:p>
          </table:table-cell>
          <table:table-cell/>
          <table:table-cell table:formula="of:=1/ (2 * 3.12 * [.C5] * [.E5])" office:value-type="float" office:value="160256.41025641">
            <text:p>160256.41025641</text:p>
          </table:table-cell>
          <table:table-cell table:formula="of:=1/(2 * 3.12 * [.D5] * [.E5])" office:value-type="float" office:value="32.0512820512821">
            <text:p>32.051282051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0.0000001">
            <text:p>0.0000001</text:p>
          </table:table-cell>
          <table:table-cell/>
          <table:table-cell table:formula="of:=1/ (2 * 3.12 * [.C6] * [.E6])" office:value-type="float" office:value="160256.41025641">
            <text:p>160256.41025641</text:p>
          </table:table-cell>
          <table:table-cell table:formula="of:=1/(2 * 3.12 * [.D6] * [.E6])" office:value-type="float" office:value="16.025641025641">
            <text:p>16.0256410256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50000">
            <text:p>250000</text:p>
          </table:table-cell>
          <table:table-cell office:value-type="float" office:value="0.0000001">
            <text:p>0.0000001</text:p>
          </table:table-cell>
          <table:table-cell/>
          <table:table-cell table:formula="of:=1/ (2 * 3.12 * [.C7] * [.E7])" office:value-type="float" office:value="160256.41025641">
            <text:p>160256.41025641</text:p>
          </table:table-cell>
          <table:table-cell table:formula="of:=1/(2 * 3.12 * [.D7] * [.E7])" office:value-type="float" office:value="6.41025641025641">
            <text:p>6.410256410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0.0000001">
            <text:p>0.0000001</text:p>
          </table:table-cell>
          <table:table-cell/>
          <table:table-cell table:formula="of:=1/ (2 * 3.12 * [.C8] * [.E8])" office:value-type="float" office:value="160256.41025641">
            <text:p>160256.41025641</text:p>
          </table:table-cell>
          <table:table-cell table:formula="of:=1/(2 * 3.12 * [.D8] * [.E8])" office:value-type="float" office:value="3.20512820512821">
            <text:p>3.205128205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0.0000001">
            <text:p>0.0000001</text:p>
          </table:table-cell>
          <table:table-cell/>
          <table:table-cell table:formula="of:=1/ (2 * 3.12 * [.C9] * [.E9])" office:value-type="float" office:value="160256.41025641">
            <text:p>160256.41025641</text:p>
          </table:table-cell>
          <table:table-cell table:formula="of:=1/(2 * 3.12 * [.D9] * [.E9])" office:value-type="float" office:value="1.6025641025641">
            <text:p>1.6025641026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">
            <text:p>50000</text:p>
          </table:table-cell>
          <table:table-cell office:value-type="float" office:value="0.00000047">
            <text:p>0.00000047</text:p>
          </table:table-cell>
          <table:table-cell/>
          <table:table-cell table:formula="of:=1/ (2 * 3.12 * [.C10] * [.E10])" office:value-type="float" office:value="34097.1085651937">
            <text:p>34097.1085651937</text:p>
          </table:table-cell>
          <table:table-cell table:formula="of:=1/(2 * 3.12 * [.D10] * [.E10])" office:value-type="float" office:value="6.81942171303874">
            <text:p>6.81942171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0.00000047">
            <text:p>0.00000047</text:p>
          </table:table-cell>
          <table:table-cell/>
          <table:table-cell table:formula="of:=1/ (2 * 3.12 * [.C11] * [.E11])" office:value-type="float" office:value="34097.1085651937">
            <text:p>34097.1085651937</text:p>
          </table:table-cell>
          <table:table-cell table:formula="of:=1/(2 * 3.12 * [.D11] * [.E11])" office:value-type="float" office:value="3.40971085651937">
            <text:p>3.4097108565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50000">
            <text:p>250000</text:p>
          </table:table-cell>
          <table:table-cell office:value-type="float" office:value="0.00000047">
            <text:p>0.00000047</text:p>
          </table:table-cell>
          <table:table-cell/>
          <table:table-cell table:formula="of:=1/ (2 * 3.12 * [.C12] * [.E12])" office:value-type="float" office:value="34097.1085651937">
            <text:p>34097.1085651937</text:p>
          </table:table-cell>
          <table:table-cell table:formula="of:=1/(2 * 3.12 * [.D12] * [.E12])" office:value-type="float" office:value="1.36388434260775">
            <text:p>1.3638843426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0.00000047">
            <text:p>0.00000047</text:p>
          </table:table-cell>
          <table:table-cell/>
          <table:table-cell table:formula="of:=1/ (2 * 3.12 * [.C13] * [.E13])" office:value-type="float" office:value="34097.1085651937">
            <text:p>34097.1085651937</text:p>
          </table:table-cell>
          <table:table-cell table:formula="of:=1/(2 * 3.12 * [.D13] * [.E13])" office:value-type="float" office:value="0.681942171303873">
            <text:p>0.681942171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0.00000047">
            <text:p>0.00000047</text:p>
          </table:table-cell>
          <table:table-cell/>
          <table:table-cell table:formula="of:=1/ (2 * 3.12 * [.C14] * [.E14])" office:value-type="float" office:value="34097.1085651937">
            <text:p>34097.1085651937</text:p>
          </table:table-cell>
          <table:table-cell table:formula="of:=1/(2 * 3.12 * [.D14] * [.E14])" office:value-type="float" office:value="0.340971085651937">
            <text:p>0.340971085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">
            <text:p>50000</text:p>
          </table:table-cell>
          <table:table-cell/>
          <table:table-cell/>
          <table:table-cell table:formula="of:=1/ (2 * 3.12 * [.C15] * [.E15])" office:value-type="float" office:value="0">
            <text:p>#DIV/0!</text:p>
          </table:table-cell>
          <table:table-cell table:formula="of:=1/(2 * 3.12 * [.D15] * [.E15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/>
          <table:table-cell/>
          <table:table-cell table:formula="of:=1/ (2 * 3.12 * [.C16] * [.E16])" office:value-type="float" office:value="0">
            <text:p>#DIV/0!</text:p>
          </table:table-cell>
          <table:table-cell table:formula="of:=1/(2 * 3.12 * [.D16] * [.E16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50000">
            <text:p>250000</text:p>
          </table:table-cell>
          <table:table-cell/>
          <table:table-cell/>
          <table:table-cell table:formula="of:=1/ (2 * 3.12 * [.C17] * [.E17])" office:value-type="float" office:value="0">
            <text:p>#DIV/0!</text:p>
          </table:table-cell>
          <table:table-cell table:formula="of:=1/(2 * 3.12 * [.D17] * [.E17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/>
          <table:table-cell/>
          <table:table-cell table:formula="of:=1/ (2 * 3.12 * [.C18] * [.E18])" office:value-type="float" office:value="0">
            <text:p>#DIV/0!</text:p>
          </table:table-cell>
          <table:table-cell table:formula="of:=1/(2 * 3.12 * [.D18] * [.E18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/>
          <table:table-cell/>
          <table:table-cell table:formula="of:=1/ (2 * 3.12 * [.C19] * [.E19])" office:value-type="float" office:value="0">
            <text:p>#DIV/0!</text:p>
          </table:table-cell>
          <table:table-cell table:formula="of:=1/(2 * 3.12 * [.D19] * [.E19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">
            <text:p>50000</text:p>
          </table:table-cell>
          <table:table-cell/>
          <table:table-cell/>
          <table:table-cell table:formula="of:=1/ (2 * 3.12 * [.C20] * [.E20])" office:value-type="float" office:value="0">
            <text:p>#DIV/0!</text:p>
          </table:table-cell>
          <table:table-cell table:formula="of:=1/(2 * 3.12 * [.D20] * [.E20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/>
          <table:table-cell/>
          <table:table-cell table:formula="of:=1/ (2 * 3.12 * [.C21] * [.E21])" office:value-type="float" office:value="0">
            <text:p>#DIV/0!</text:p>
          </table:table-cell>
          <table:table-cell table:formula="of:=1/(2 * 3.12 * [.D21] * [.E21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50000">
            <text:p>250000</text:p>
          </table:table-cell>
          <table:table-cell/>
          <table:table-cell/>
          <table:table-cell table:formula="of:=1/ (2 * 3.12 * [.C22] * [.E22])" office:value-type="float" office:value="0">
            <text:p>#DIV/0!</text:p>
          </table:table-cell>
          <table:table-cell table:formula="of:=1/(2 * 3.12 * [.D22] * [.E22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/>
          <table:table-cell/>
          <table:table-cell table:formula="of:=1/ (2 * 3.12 * [.C23] * [.E23])" office:value-type="float" office:value="0">
            <text:p>#DIV/0!</text:p>
          </table:table-cell>
          <table:table-cell table:formula="of:=1/(2 * 3.12 * [.D23] * [.E23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/>
          <table:table-cell/>
          <table:table-cell table:formula="of:=1/ (2 * 3.12 * [.C24] * [.E24])" office:value-type="float" office:value="0">
            <text:p>#DIV/0!</text:p>
          </table:table-cell>
          <table:table-cell table:formula="of:=1/(2 * 3.12 * [.D24] * [.E24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/>
          <table:table-cell table:formula="of:=1/ (2 * 3.12 * [.C25] * [.E25])" office:value-type="float" office:value="0">
            <text:p>#DIV/0!</text:p>
          </table:table-cell>
          <table:table-cell table:formula="of:=1/(2 * 3.12 * [.D25] * [.E25])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/>
          <table:table-cell table:formula="of:=1/ (2 * 3.12 * [.C26] * [.E26])" office:value-type="float" office:value="0">
            <text:p>#DIV/0!</text:p>
          </table:table-cell>
          <table:table-cell table:formula="of:=1/(2 * 3.12 * [.D26] * [.E26])" office:value-type="float" office:value="0">
            <text:p>#DIV/0!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ositive output</text:p>
          </table:table-cell>
          <table:table-cell table:number-columns-repeated="5"/>
          <table:table-cell office:value-type="string">
            <text:p>Negative output</text:p>
          </table:table-cell>
          <table:table-cell table:number-columns-repeated="3"/>
        </table:table-row>
        <table:table-row table:style-name="ro2">
          <table:table-cell office:value-type="string">
            <text:p>vout</text:p>
          </table:table-cell>
          <table:table-cell office:value-type="string">
            <text:p>vref</text:p>
          </table:table-cell>
          <table:table-cell office:value-type="string">
            <text:p>r1(k)</text:p>
          </table:table-cell>
          <table:table-cell office:value-type="string">
            <text:p>r2(k)</text:p>
          </table:table-cell>
          <table:table-cell table:number-columns-repeated="2"/>
          <table:table-cell office:value-type="string">
            <text:p>vout</text:p>
          </table:table-cell>
          <table:table-cell office:value-type="string">
            <text:p>vref</text:p>
          </table:table-cell>
          <table:table-cell office:value-type="string">
            <text:p>r3(k)</text:p>
          </table:table-cell>
          <table:table-cell office:value-type="string">
            <text:p>r4(k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3]* (([.A3]/[.B3])-1)"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formula="of:=[.J3] * ([.G3]/[.H3])" office:value-type="float" office:value="-75">
            <text:p>-7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D4]* (([.A4]/[.B4])-1)" office:value-type="float" office:value="75">
            <text:p>7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formula="of:=[.J4] * ([.G4]/[.H4])" office:value-type="float" office:value="-90">
            <text:p>-9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D5]* (([.A5]/[.B5])-1)" office:value-type="float" office:value="90">
            <text:p>9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formula="of:=[.J5] * ([.G5]/[.H5])" office:value-type="float" office:value="-105">
            <text:p>-10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]* (([.A6]/[.B6])-1)" office:value-type="float" office:value="105">
            <text:p>10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 table:formula="of:=[.J6] * ([.G6]/[.H6])" office:value-type="float" office:value="-120">
            <text:p>-1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D7]* (([.A7]/[.B7])-1)" office:value-type="float" office:value="120">
            <text:p>12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table:formula="of:=[.J7] * ([.G7]/[.H7])" office:value-type="float" office:value="-135">
            <text:p>-1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8]* (([.A8]/[.B8])-1)" office:value-type="float" office:value="135">
            <text:p>13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table:formula="of:=[.J8] * ([.G8]/[.H8])" office:value-type="float" office:value="-150">
            <text:p>-1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D9]* (([.A9]/[.B9])-1)" office:value-type="float" office:value="150">
            <text:p>15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1">
            <text:p>-11</text:p>
          </table:table-cell>
          <table:table-cell office:value-type="float" office:value="1">
            <text:p>1</text:p>
          </table:table-cell>
          <table:table-cell table:formula="of:=[.J9] * ([.G9]/[.H9])" office:value-type="float" office:value="-165">
            <text:p>-16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D10]* (([.A10]/[.B10])-1)" office:value-type="float" office:value="165">
            <text:p>16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  <table:table-cell table:formula="of:=[.J10] * ([.G10]/[.H10])" office:value-type="float" office:value="-180">
            <text:p>-1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D11]* (([.A11]/[.B11])-1)" office:value-type="float" office:value="180">
            <text:p>18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table:formula="of:=[.J11] * ([.G11]/[.H11])" office:value-type="float" office:value="-195">
            <text:p>-19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D12]* (([.A12]/[.B12])-1)" office:value-type="float" office:value="195">
            <text:p>19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4">
            <text:p>-14</text:p>
          </table:table-cell>
          <table:table-cell office:value-type="float" office:value="1">
            <text:p>1</text:p>
          </table:table-cell>
          <table:table-cell table:formula="of:=[.J12] * ([.G12]/[.H12])" office:value-type="float" office:value="-210">
            <text:p>-2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13]* (([.A13]/[.B13])-1)" office:value-type="float" office:value="210">
            <text:p>21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  <table:table-cell table:formula="of:=[.J13] * ([.G13]/[.H13])" office:value-type="float" office:value="-225">
            <text:p>-2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D14]* (([.A14]/[.B14])-1)" office:value-type="float" office:value="225">
            <text:p>22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6">
            <text:p>-16</text:p>
          </table:table-cell>
          <table:table-cell office:value-type="float" office:value="1">
            <text:p>1</text:p>
          </table:table-cell>
          <table:table-cell table:formula="of:=[.J14] * ([.G14]/[.H14])" office:value-type="float" office:value="-240">
            <text:p>-24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D15]* (([.A15]/[.B15])-1)" office:value-type="float" office:value="240">
            <text:p>24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7">
            <text:p>-17</text:p>
          </table:table-cell>
          <table:table-cell office:value-type="float" office:value="1">
            <text:p>1</text:p>
          </table:table-cell>
          <table:table-cell table:formula="of:=[.J15] * ([.G15]/[.H15])" office:value-type="float" office:value="-255">
            <text:p>-25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D16]* (([.A16]/[.B16])-1)" office:value-type="float" office:value="255">
            <text:p>25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8">
            <text:p>-18</text:p>
          </table:table-cell>
          <table:table-cell office:value-type="float" office:value="1">
            <text:p>1</text:p>
          </table:table-cell>
          <table:table-cell table:formula="of:=[.J16] * ([.G16]/[.H16])" office:value-type="float" office:value="-270">
            <text:p>-27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D17]* (([.A17]/[.B17])-1)" office:value-type="float" office:value="270">
            <text:p>27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19">
            <text:p>-19</text:p>
          </table:table-cell>
          <table:table-cell office:value-type="float" office:value="1">
            <text:p>1</text:p>
          </table:table-cell>
          <table:table-cell table:formula="of:=[.J17] * ([.G17]/[.H17])" office:value-type="float" office:value="-285">
            <text:p>-28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D18]* (([.A18]/[.B18])-1)" office:value-type="float" office:value="285">
            <text:p>28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table:formula="of:=[.J18] * ([.G18]/[.H18])" office:value-type="float" office:value="-300">
            <text:p>-3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D19]* (([.A19]/[.B19])-1)" office:value-type="float" office:value="300">
            <text:p>30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21">
            <text:p>-21</text:p>
          </table:table-cell>
          <table:table-cell office:value-type="float" office:value="1">
            <text:p>1</text:p>
          </table:table-cell>
          <table:table-cell table:formula="of:=[.J19] * ([.G19]/[.H19])" office:value-type="float" office:value="-315">
            <text:p>-3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D20]* (([.A20]/[.B20])-1)" office:value-type="float" office:value="315">
            <text:p>31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22">
            <text:p>-22</text:p>
          </table:table-cell>
          <table:table-cell office:value-type="float" office:value="1">
            <text:p>1</text:p>
          </table:table-cell>
          <table:table-cell table:formula="of:=[.J20] * ([.G20]/[.H20])" office:value-type="float" office:value="-330">
            <text:p>-3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D21]* (([.A21]/[.B21])-1)" office:value-type="float" office:value="330">
            <text:p>33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23">
            <text:p>-23</text:p>
          </table:table-cell>
          <table:table-cell office:value-type="float" office:value="1">
            <text:p>1</text:p>
          </table:table-cell>
          <table:table-cell table:formula="of:=[.J21] * ([.G21]/[.H21])" office:value-type="float" office:value="-345">
            <text:p>-34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D22]* (([.A22]/[.B22])-1)" office:value-type="float" office:value="345">
            <text:p>34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table:formula="of:=[.J22] * ([.G22]/[.H22])" office:value-type="float" office:value="-360">
            <text:p>-3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D23]* (([.A23]/[.B23])-1)" office:value-type="float" office:value="360">
            <text:p>360</text:p>
          </table:table-cell>
          <table:table-cell office:value-type="float" office:value="15">
            <text:p>15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4">14/02/2021</text:date>, <text:time>14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23:53:20.92</meta:creation-date>
    <dc:date>2021-02-14T14:30:27.16</dc:date>
    <meta:editing-duration>PT3M59S</meta:editing-duration>
    <meta:editing-cycles>1</meta:editing-cycles>
    <meta:document-statistic meta:table-count="3" meta:cell-count="289" meta:object-count="0"/>
    <meta:generator>OpenOffice/4.1.3$Win32 OpenOffice.org_project/413m1$Build-9783</meta:generator>
  </office:meta>
</office:document-meta>
</file>